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/>
    <style:font-face style:name="monospace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a31515" style:font-name="monospace" fo:font-size="10.5pt" fo:font-weight="normal" fo:background-color="#fffffe"/>
    </style:style>
    <style:style style:name="P2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normal" officeooo:paragraph-rsid="0015a9f8" fo:background-color="#fffffe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5a9f8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2</text:span>_finbert50_128_32_3e6</text:p>
      <text:p text:style-name="P1"/>
      <text:p text:style-name="P2">Average nDCG@10 for 333 queries: 0.4198707056177143 </text:p>
      <text:p text:style-name="P2">MRR@10 for 333 queries: 0.3747747747747747 </text:p>
      <text:p text:style-name="P2">Average Precision@1: 0.30930930930930933</text:p>
      <text:p text:style-name="Preformatted_20_Text"/>
      <text:p text:style-name="Preformatted_20_Text"/>
      <text:p text:style-name="Preformatted_20_Text">100%|██████████| 8869/8869 [57:03&lt;00:00, <text:s/>2.59it/s]</text:p>
      <text:section text:style-name="Sect1" text:name="output-body">
        <text:p text:style-name="Preformatted_20_Text">100%|██████████| 986/986 [01:56&lt;00:00, <text:s/>8.45it/s]</text:p>
        <text:p text:style-name="P3"><text:s text:c="2"/>0%| <text:s text:c="9"/>| 0/8869 [00:00&lt;?, ?it/s]</text:p>
        <text:p text:style-name="Preformatted_20_Text"/>
        <text:p text:style-name="Preformatted_20_Text"><text:s/>Epoch 1:</text:p>
        <text:p text:style-name="Preformatted_20_Text"><text:s text:c="9"/>Train Loss: 0.138 | Train Accuracy: 95.9%</text:p>
        <text:p text:style-name="Preformatted_20_Text"><text:s text:c="9"/>Validation Loss: 0.085 | Validation Accuracy: 97.93%</text:p>
        <text:p text:style-name="P3"/>
        <text:p text:style-name="Preformatted_20_Text">100%|██████████| 8869/8869 [56:59&lt;00:00, <text:s/>2.59it/s]</text:p>
        <text:p text:style-name="Preformatted_20_Text">100%|██████████| 986/986 [01:56&lt;00:00, <text:s/>8.45it/s]</text:p>
        <text:p text:style-name="P3"><text:s text:c="2"/>0%| <text:s text:c="9"/>| 0/8869 [00:00&lt;?, ?it/s]</text:p>
        <text:p text:style-name="Preformatted_20_Text"/>
        <text:p text:style-name="Preformatted_20_Text"><text:s/>Epoch 2:</text:p>
        <text:p text:style-name="Preformatted_20_Text"><text:s text:c="9"/>Train Loss: 0.075 | Train Accuracy: 98.07%</text:p>
        <text:p text:style-name="Preformatted_20_Text"><text:s text:c="9"/>Validation Loss: 0.081 | Validation Accuracy: 98.03%</text:p>
        <text:p text:style-name="P3"/>
        <text:p text:style-name="Preformatted_20_Text">100%|██████████| 8869/8869 [57:01&lt;00:00, <text:s/>2.59it/s]</text:p>
        <text:p text:style-name="P3">100%|██████████| 986/986 [01:57&lt;00:00, <text:s/>8.43it/s]</text:p>
        <text:p text:style-name="Preformatted_20_Text"/>
        <text:p text:style-name="Preformatted_20_Text"><text:s/>Epoch 3:</text:p>
        <text:p text:style-name="Preformatted_20_Text"><text:s text:c="9"/>Train Loss: 0.064 | Train Accuracy: 98.32%</text:p>
        <text:p text:style-name="Preformatted_20_Text"><text:s text:c="9"/>Validation Loss: 0.086 | Validation Accuracy: 98.03%</text:p>
        <text:p text:style-name="P3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1" svg:font-family="monospace"/>
    <style:font-face style:name="monospace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9:36:40.215290130</meta:creation-date>
    <meta:generator>LibreOffice/6.0.7.3$Linux_X86_64 LibreOffice_project/00m0$Build-3</meta:generator>
    <dc:date>2020-03-25T19:38:06.196430275</dc:date>
    <meta:editing-duration>PT1M26S</meta:editing-duration>
    <meta:editing-cycles>1</meta:editing-cycles>
    <meta:document-statistic meta:table-count="0" meta:image-count="0" meta:object-count="0" meta:page-count="1" meta:paragraph-count="21" meta:word-count="97" meta:character-count="899" meta:non-whitespace-character-count="736"/>
  </office:meta>
</office:document-meta>
</file>